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67cm" fo:min-width="8.70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82cm" fo:min-width="9.6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2cm" fo:min-width="4.262cm" style:writing-mode="lr-tb" loext:decorative="false"/>
      <style:paragraph-properties style:writing-mode="lr-tb"/>
    </style:style>
    <style:style style:name="gr4" style:family="graphic" style:parent-style-name="objectwithoutfill" style:list-style-name="L1">
      <style:graphic-properties svg:stroke-width="0.102cm" svg:stroke-color="#3465a4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02cm" svg:stroke-color="#158466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objectwithoutfill">
      <style:graphic-properties svg:stroke-width="0.102cm" svg:stroke-color="#158466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objectwithoutfill">
      <style:graphic-properties svg:stroke-width="0.102cm" svg:stroke-color="#ffff00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objectwithoutfill">
      <style:graphic-properties svg:stroke-width="0.102cm" svg:stroke-color="#ffff00" draw:marker-start-width="0.356cm" draw:marker-end="Arrowheads_20_1" draw:marker-end-width="0.457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 style:list-style-name="L1">
      <style:graphic-properties draw:fill="solid" draw:fill-color="#158466" draw:textarea-horizontal-align="justify" draw:textarea-vertical-align="middle" draw:auto-grow-height="false" fo:min-height="0.941cm" fo:min-width="3.629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2cm" draw:marker-start-width="0.356cm" draw:marker-end-width="0.356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start"/>
      <style:text-properties style:font-name="Liberation Mono"/>
    </style:style>
    <style:style style:name="P2" style:family="paragraph">
      <style:paragraph-properties fo:text-align="start" style:writing-mode="lr-tb"/>
      <style:text-properties style:font-name="Liberation Mono"/>
    </style:style>
    <style:style style:name="P3" style:family="paragraph">
      <style:paragraph-properties fo:text-align="center"/>
      <style:text-properties style:font-name="Liberation Mono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15846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Mono"/>
    </style:style>
    <style:style style:name="T2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07cm" svg:height="5.715cm" svg:x="18.145cm" svg:y="15.605cm">
          <text:p text:style-name="P1"><text:span text:style-name="T1">User:</text:span></text:p>
          <text:p text:style-name="P1"><text:span text:style-name="T1">- Login</text:span></text:p>
          <text:p text:style-name="P1"><text:span text:style-name="T1">- Encrypted Passwor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10.16cm" svg:height="6.032cm" svg:x="17.192cm" svg:y="1cm">
          <text:p text:style-name="P1"><text:span text:style-name="T1">AuthController:</text:span></text:p>
          <text:p text:style-name="P1"><text:span text:style-name="T1">- register</text:span></text:p>
          <text:p text:style-name="P1"><text:span text:style-name="T1">- login</text:span></text:p>
          <text:p text:style-name="P1"><text:span text:style-name="T1">UserController:</text:span></text:p>
          <text:p text:style-name="P1"><text:span text:style-name="T1">- profile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762cm" svg:height="4.762cm" svg:x="1cm" svg:y="1cm">
          <text:p text:style-name="P4">Device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762cm" svg:y1="1.635cm" svg:x2="17.192cm" svg:y2="1.635cm">
          <text:p text:style-name="P4"><text:span text:style-name="T2">Register(credentials)</text:span></text:p>
          <text:p text:style-name="P4"><text:span text:style-name="T2"/></text:p>
        </draw:line>
        <draw:line draw:style-name="gr5" draw:text-style-name="P7" draw:layer="layout" svg:x1="26.082cm" svg:y1="7.032cm" svg:x2="26.082cm" svg:y2="16.557cm">
          <text:p/>
        </draw:line>
        <draw:line draw:style-name="gr6" draw:text-style-name="P8" draw:layer="layout" svg:x1="5.762cm" svg:y1="3.222cm" svg:x2="17.192cm" svg:y2="3.222cm">
          <text:p text:style-name="P4"><text:span text:style-name="T3">Login(credentials):jwt token</text:span></text:p>
          <text:p text:style-name="P4"><text:span text:style-name="T3"/></text:p>
        </draw:line>
        <draw:line draw:style-name="gr7" draw:text-style-name="P7" draw:layer="layout" svg:x1="22.59cm" svg:y1="16.24cm" svg:x2="22.59cm" svg:y2="7.032cm">
          <text:p/>
        </draw:line>
        <draw:line draw:style-name="gr8" draw:text-style-name="P8" draw:layer="layout" svg:x1="5.762cm" svg:y1="5.127cm" svg:x2="17.192cm" svg:y2="5.127cm">
          <text:p text:style-name="P4"><text:span text:style-name="T3">Profile(jwt token):profile</text:span></text:p>
          <text:p text:style-name="P4"><text:span text:style-name="T3"/></text:p>
        </draw:line>
        <draw:line draw:style-name="gr9" draw:text-style-name="P8" draw:layer="layout" svg:x1="18.78cm" svg:y1="16.557cm" svg:x2="18.78cm" svg:y2="7.032cm">
          <text:p/>
        </draw:line>
        <draw:custom-shape draw:style-name="gr10" draw:text-style-name="P10" draw:layer="layout" svg:width="4.128cm" svg:height="1.905cm" svg:x="1.317cm" svg:y="7.35cm">
          <text:p text:style-name="P9">JWT Toke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line draw:style-name="gr11" draw:text-style-name="P7" draw:layer="layout" svg:x1="3.54cm" svg:y1="5.762cm" svg:x2="3.54cm" svg:y2="7.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08:52:28.077540068</meta:creation-date>
    <dc:date>2025-05-26T09:22:46.590952916</dc:date>
    <meta:editing-duration>PT5M24S</meta:editing-duration>
    <meta:editing-cycles>2</meta:editing-cycles>
    <meta:generator>LibreOffice/25.2.3.2$Linux_X86_64 LibreOffice_project/520$Build-2</meta:generator>
    <meta:document-statistic meta:object-count="11"/>
  </office:meta>
</office:document-meta>
</file>